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fo="urn:oasis:names:tc:opendocument:xmlns:xsl-fo-compatible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75F7366675CF4257A9EBB9B2907AAE05.png" manifest:media-type="image/pn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fo="urn:oasis:names:tc:opendocument:xmlns:xsl-fo-compatible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automatic-styles>
    <style:style style:name="Page11.058.216666666666667MasterPage" style:family="paragraph" style:master-page-name="Page11.058.216666666666667Master" style:display-name="Page11.058.216666666666667MasterPage">
      <style:paragraph-properties fo:break-before="page"/>
    </style:style>
  </office:automatic-styles>
  <office:body>
    <office:text>
      <text:p text:style-name="Page11.058.216666666666667MasterPage"><draw:frame draw:style-name="FrameStyle" svg:width="10.983333333333333in" svg:height="1.3666666666666667in" svg:x="0.06666666666666667in" svg:y="0.13333333333333333in" text:anchor-type="paragraph"><draw:text-box><text:p text:style-name="boxSans15.00.00.00">Э» глава «нарастит мясо на костяк» модели капитализма, которую мы разбирали ранее. Здесь мы подробно опишем некоторые особенности частного сектора (домохозяйства и фирмы), а также введем и начнем изучать государственный сектор (государство) экономики. Поскольку государство — это новая для нас тема, ему и будет уделено основное внимание. Наша цель состоит в том, чтобы рассмотреть домохозяйства, фирмы и государство как основные экономические единицы, ответственные за принятие решений.</text:p></draw:text-box></draw:frame><draw:frame draw:style-name="FrameStyle" svg:width="5.3in" svg:height="0.825in" svg:x="5.75in" svg:y="1.775in" text:anchor-type="paragraph"><draw:text-box><text:p text:style-name="boxSans15.00.00.00">2. Личное распределение дохода показывает, каким образом совокупный доход общества распределяется среди отдельных домохозяйств.</text:p></draw:text-box></draw:frame><draw:frame draw:style-name="FrameStyle" svg:width="3.8666666666666667in" svg:height="0.6166666666666667in" svg:x="0.13333333333333333in" svg:y="1.775in" text:anchor-type="paragraph"><draw:text-box><text:p text:style-name="boxSans18.00.00.00">ДОМОХОЗЯЙСТВА КАК ПОЛУЧАТЕЛИ ДОХОДА</text:p></draw:text-box></draw:frame><draw:frame draw:style-name="FrameStyle" svg:width="5.266666666666667in" svg:height="4.858333333333333in" svg:x="0.06666666666666667in" svg:y="2.6666666666666665in" text:anchor-type="paragraph"><draw:text-box><text:p text:style-name="boxSans15.00.00.00">Сектор домохозяйств в США состоит примерно из 96 млн единиц. Домохозяйства являются основными поставщиками всех экономических ресурсов и одновременно основной расходующей группой в национальном хозяйстве. Поэтому мы будем рассматривать домохозяйства в первую очередь как группу получателей дохода и во вторую — как расходующую группу. Существуют два взаимосвязанных подхода к изучению проблемы распределения дохода. </text:p><text:p text:style-name="boxSans15.00.00.00">1. Функциональное распределение дохода показывает, каким образом денежный доход общества делится на заработную плату, ренту, процент и прибыль. В этом случае совокупный доход распределяется в соответствии с функцией, выполняемой получателем дохода. Заработная плата выплачивается за работу; рента и процент - за ресурсы, находящиеся в чьей-либо собственности; прибыль поступает к владельцам корпораций и некорпоративных предпринимательских структур.</text:p></draw:text-box></draw:frame><draw:frame draw:style-name="FrameStyle" svg:width="2.066666666666667in" svg:height="0.275in" svg:x="5.75in" svg:y="2.941666666666667in" text:anchor-type="paragraph"><draw:text-box><text:p text:style-name="boxSans10.00.00.00">Функциональное</text:p></draw:text-box></draw:frame><draw:frame draw:style-name="FrameStyle" svg:width="2.8666666666666667in" svg:height="0.20833333333333334in" svg:x="7.883333333333334in" svg:y="3.0083333333333333in" text:anchor-type="paragraph"><draw:text-box><text:p text:style-name="boxSans11.00.00.00">распределение дохода</text:p></draw:text-box></draw:frame><draw:frame draw:style-name="FrameStyle" svg:width="5.375in" svg:height="4.25in" svg:x="5.675in" svg:y="3.4166666666666665in" text:anchor-type="paragraph"><draw:text-box><text:p text:style-name="boxSans15.00.00.00">Функциональное распределение совокупного национального дохода США за 1994 г. показано на рис. 5-1. Очевидно, что крупнейшим источником дохода домохозяйств служат заработная плата и жалованье, выплачиваемые рабочим и служащим компаниями или государственными учреждениями, в которых они работают. В капиталистической системе основная часть общего совокупного дохода приходится на труд, а не на «капитал». Доход частных предпринимателей-собственников — врачей, адвокатов, фермеров, владельцев мелких и иных некорпоративных предприятий — является, по существу, комбинацией заработной платы, прибыли, ренты и процента. Суть последних трех источников дохода понятна из их названия. Некоторые домохозяйства владеют акциями корпораций и получают от них доход в виде дивидендов. Многие домохозяйства владеют также</text:p></draw:text-box></draw:frame><draw:frame draw:style-name="Photo" svg:x="7.116666666666666in" svg:y="7.8in" svg:width="0.06666666666666667in" svg:height="0.14166666666666666in" text:anchor-type="paragraph"><draw:image xlink:href="Pictures/75F7366675CF4257A9EBB9B2907AAE05.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fo="urn:oasis:names:tc:opendocument:xmlns:xsl-fo-compatible:1.0" xmlns:svg="urn:oasis:names:tc:opendocument:xmlns:svg-compatible:1.0" xmlns:xlink="http://www.w3.org/1999/xlink" xmlns:manifest="urn:oasis:names:tc:opendocument:xmlns:manifest:1.0" office:version="1.2">
  <office:styles>
    <style:style style:name="Photo" style:family="graphic" style:display-name="Photo"/>
    <style:style style:name="FrameStyle" style:family="graphic" style:display-name="FrameStyle">
      <style:graphic-properties style:border-line-width="none"/>
    </style:style>
    <style:style style:name="boxSans15.00.00.00" style:family="paragraph" style:display-name="boxSans15.00.00.00">
      <style:paragraph-properties style:line-spacing="0.0pt" fo:text-align="left"/>
      <style:text-properties fo:letter-spacing="0.0pt" fo:font-style="normal" fo:font-weight="normal" fo:font-size="15.0pt" fo:font-family="Sans"/>
    </style:style>
    <style:style style:name="boxSans18.00.00.00" style:family="paragraph" style:display-name="boxSans18.00.00.00">
      <style:paragraph-properties style:line-spacing="0.0pt" fo:text-align="left"/>
      <style:text-properties fo:letter-spacing="0.0pt" fo:font-style="normal" fo:font-weight="normal" fo:font-size="18.0pt" fo:font-family="Sans"/>
    </style:style>
    <style:style style:name="boxSans10.00.00.00" style:family="paragraph" style:display-name="boxSans10.00.00.00">
      <style:paragraph-properties style:line-spacing="0.0pt" fo:text-align="left"/>
      <style:text-properties fo:letter-spacing="0.0pt" fo:font-style="normal" fo:font-weight="normal" fo:font-size="10.0pt" fo:font-family="Sans"/>
    </style:style>
    <style:style style:name="boxSans11.00.00.00" style:family="paragraph" style:display-name="boxSans11.00.00.00">
      <style:paragraph-properties style:line-spacing="0.0pt" fo:text-align="left"/>
      <style:text-properties fo:letter-spacing="0.0pt" fo:font-style="normal" fo:font-weight="normal" fo:font-size="11.0pt" fo:font-family="Sans"/>
    </style:style>
  </office:styles>
  <office:automatic-styles>
    <style:page-layout style:name="Page11.058.216666666666667">
      <style:page-layout-properties fo:margin-top="0in" fo:margin-bottom="0in" fo:margin-left="0in" fo:margin-right="0in" fo:page-width="11.05in" fo:page-height="8.216666666666667in"/>
    </style:page-layout>
  </office:automatic-styles>
  <office:master-styles>
    <style:master-page style:name="Page11.058.216666666666667Master" style:page-layout-name="Page11.058.216666666666667" style:display-name="Page11.058.216666666666667Master"/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fo="urn:oasis:names:tc:opendocument:xmlns:xsl-fo-compatible:1.0" xmlns:svg="urn:oasis:names:tc:opendocument:xmlns:svg-compatible:1.0" xmlns:xlink="http://www.w3.org/1999/xlink" xmlns:manifest="urn:oasis:names:tc:opendocument:xmlns:manifest:1.0" xmlns:chart="urn:oasis:names:tc:opendocument:xmlns:chart:1.0" xmlns:presentation="urn:oasis:names:tc:opendocument:xmlns:presentation:1.0" xmlns:table="urn:oasis:names:tc:opendocument:xmlns:table:1.0" office:version="1.2">
  <office:meta>
    <meta:generator>ODFPY/1.4.2</meta:generator>
  </office:meta>
</office:document-meta>
</file>